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6pt" style:font-size-asian="16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-asian="Calibri" style:font-name-complex="Calibri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6pt" style:font-size-asian="16pt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 fo:font-weight="bold" style:font-weight-asian="bold"/>
    </style:style>
    <style:style style:name="T29" style:parent-style-name="DefaultParagraphFont" style:family="text">
      <style:text-properties style:font-name-asian="Calibri" style:font-name-complex="Calibri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T33" style:parent-style-name="DefaultParagraphFont" style:family="text">
      <style:text-properties style:font-name-asian="Calibri" style:font-name-complex="Calibri" fo:font-weight="bold" style:font-weight-asian="bold"/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/>
    </style:style>
    <style:style style:name="T36" style:parent-style-name="DefaultParagraphFont" style:family="text">
      <style:text-properties style:font-name-asian="Calibri" style:font-name-complex="Calibri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T40" style:parent-style-name="DefaultParagraphFont" style:family="text">
      <style:text-properties style:font-name-asian="Calibri" style:font-name-complex="Calibri"/>
    </style:style>
    <style:style style:name="P41" style:parent-style-name="Normal" style:family="paragraph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 fo:font-weight="bold" style:font-weight-asian="bold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 fo:font-weight="bold" style:font-weight-asian="bold"/>
    </style:style>
    <style:style style:name="T48" style:parent-style-name="DefaultParagraphFont" style:family="text">
      <style:text-properties style:font-name-asian="Calibri" style:font-name-complex="Calibri"/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 fo:font-weight="bold" style:font-weight-asian="bold"/>
    </style:style>
    <style:style style:name="T52" style:parent-style-name="DefaultParagraphFont" style:family="text">
      <style:text-properties style:font-name-asian="Calibri" style:font-name-complex="Calibri"/>
    </style:style>
    <style:style style:name="T53" style:parent-style-name="DefaultParagraphFont" style:family="text">
      <style:text-properties style:font-name-asian="Calibri" style:font-name-complex="Calibri" fo:font-weight="bold" style:font-weight-asian="bold"/>
    </style:style>
    <style:style style:name="T54" style:parent-style-name="DefaultParagraphFont" style:family="text">
      <style:text-properties style:font-name-asian="Calibri" style:font-name-complex="Calibri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T57" style:parent-style-name="DefaultParagraphFont" style:family="text">
      <style:text-properties style:font-name-asian="Calibri" style:font-name-complex="Calibri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T60" style:parent-style-name="DefaultParagraphFont" style:family="text">
      <style:text-properties style:font-name-asian="Calibri" style:font-name-complex="Calibri"/>
    </style:style>
    <style:style style:name="T61" style:parent-style-name="DefaultParagraphFont" style:family="text">
      <style:text-properties style:font-name-asian="Calibri" style:font-name-complex="Calibri"/>
    </style:style>
    <style:style style:name="T62" style:parent-style-name="DefaultParagraphFont" style:family="text">
      <style:text-properties style:font-name-asian="Calibri" style:font-name-complex="Calibri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/>
    </style:style>
    <style:style style:name="T66" style:parent-style-name="DefaultParagraphFont" style:family="text">
      <style:text-properties style:font-name-asian="Calibri" style:font-name-complex="Calibri" fo:font-weight="bold" style:font-weight-asian="bold"/>
    </style:style>
    <style:style style:name="T67" style:parent-style-name="DefaultParagraphFont" style:family="text">
      <style:text-properties style:font-name-asian="Calibri" style:font-name-complex="Calibri"/>
    </style:style>
    <style:style style:name="T68" style:parent-style-name="DefaultParagraphFont" style:family="text">
      <style:text-properties style:font-name-asian="Calibri" style:font-name-complex="Calibri" fo:font-weight="bold" style:font-weight-asian="bold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 fo:font-weight="bold" style:font-weight-asian="bold"/>
    </style:style>
    <style:style style:name="T71" style:parent-style-name="DefaultParagraphFont" style:family="text">
      <style:text-properties style:font-name-asian="Calibri" style:font-name-complex="Calibri" fo:font-weight="bold" style:font-weight-asian="bold"/>
    </style:style>
    <style:style style:name="T72" style:parent-style-name="DefaultParagraphFont" style:family="text">
      <style:text-properties style:font-name-asian="Calibri" style:font-name-complex="Calibri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 fo:font-weight="bold" style:font-weight-asian="bold"/>
    </style:style>
    <style:style style:name="T76" style:parent-style-name="DefaultParagraphFont" style:family="text">
      <style:text-properties style:font-name-asian="Calibri" style:font-name-complex="Calibri" fo:font-weight="bold" style:font-weight-asian="bold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 fo:font-weight="bold" style:font-weight-asian="bold"/>
    </style:style>
    <style:style style:name="T82" style:parent-style-name="DefaultParagraphFont" style:family="text">
      <style:text-properties style:font-name-asian="Calibri" style:font-name-complex="Calibri" fo:font-weight="bold" style:font-weight-asian="bold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 fo:font-weight="bold" style:font-weight-asian="bold"/>
    </style:style>
    <style:style style:name="T85" style:parent-style-name="DefaultParagraphFont" style:family="text">
      <style:text-properties style:font-name-asian="Calibri" style:font-name-complex="Calibri"/>
    </style:style>
    <style:style style:name="T86" style:parent-style-name="DefaultParagraphFont" style:family="text">
      <style:text-properties style:font-name-asian="Calibri" style:font-name-complex="Calibri"/>
    </style:style>
    <style:style style:name="T87" style:parent-style-name="DefaultParagraphFont" style:family="text">
      <style:text-properties style:font-name-asian="Calibri" style:font-name-complex="Calibri" fo:font-weight="bold" style:font-weight-asian="bold"/>
    </style:style>
    <style:style style:name="T88" style:parent-style-name="DefaultParagraphFont" style:family="text">
      <style:text-properties style:font-name-asian="Calibri" style:font-name-complex="Calibri"/>
    </style:style>
    <style:style style:name="T89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90" style:parent-style-name="DefaultParagraphFont" style:family="text">
      <style:text-properties style:font-name-asian="Calibri" style:font-name-complex="Calibri" fo:font-weight="bold" style:font-weight-asian="bold"/>
    </style:style>
    <style:style style:name="T91" style:parent-style-name="DefaultParagraphFont" style:family="text">
      <style:text-properties style:font-name-asian="Calibri" style:font-name-complex="Calibri"/>
    </style:style>
    <style:style style:name="T92" style:parent-style-name="DefaultParagraphFont" style:family="text">
      <style:text-properties style:font-name-asian="Calibri" style:font-name-complex="Calibri"/>
    </style:style>
    <style:style style:name="T93" style:parent-style-name="DefaultParagraphFont" style:family="text">
      <style:text-properties style:font-name-asian="Calibri" style:font-name-complex="Calibri" fo:font-weight="bold" style:font-weight-asian="bold"/>
    </style:style>
    <style:style style:name="T94" style:parent-style-name="DefaultParagraphFont" style:family="text">
      <style:text-properties style:font-name-asian="Calibri" style:font-name-complex="Calibri"/>
    </style:style>
    <style:style style:name="T95" style:parent-style-name="DefaultParagraphFont" style:family="text">
      <style:text-properties style:font-name-asian="Calibri" style:font-name-complex="Calibri"/>
    </style:style>
    <style:style style:name="T96" style:parent-style-name="DefaultParagraphFont" style:family="text">
      <style:text-properties style:font-name-asian="Calibri" style:font-name-complex="Calibri"/>
    </style:style>
    <style:style style:name="T97" style:parent-style-name="DefaultParagraphFont" style:family="text">
      <style:text-properties style:font-name-asian="Calibri" style:font-name-complex="Calibri" fo:font-weight="bold" style:font-weight-asian="bold"/>
    </style:style>
    <style:style style:name="T98" style:parent-style-name="DefaultParagraphFont" style:family="text">
      <style:text-properties style:font-name-asian="Calibri" style:font-name-complex="Calibri"/>
    </style:style>
    <style:style style:name="T99" style:parent-style-name="DefaultParagraphFont" style:family="text">
      <style:text-properties style:font-name-asian="Calibri" style:font-name-complex="Calibri"/>
    </style:style>
    <style:style style:name="T100" style:parent-style-name="DefaultParagraphFont" style:family="text">
      <style:text-properties style:font-name-asian="Calibri" style:font-name-complex="Calibri" fo:font-weight="bold" style:font-weight-asian="bold"/>
    </style:style>
    <style:style style:name="T101" style:parent-style-name="DefaultParagraphFont" style:family="text">
      <style:text-properties style:font-name-asian="Calibri" style:font-name-complex="Calibri"/>
    </style:style>
    <style:style style:name="T102" style:parent-style-name="DefaultParagraphFont" style:family="text">
      <style:text-properties style:font-name-asian="Calibri" style:font-name-complex="Calibri" fo:font-weight="bold" style:font-weight-asian="bold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T105" style:parent-style-name="DefaultParagraphFont" style:family="text">
      <style:text-properties style:font-name-asian="Calibri" style:font-name-complex="Calibri" fo:font-weight="bold" style:font-weight-asian="bold"/>
    </style:style>
    <style:style style:name="T106" style:parent-style-name="DefaultParagraphFont" style:family="text">
      <style:text-properties style:font-name-asian="Calibri" style:font-name-complex="Calibri"/>
    </style:style>
    <style:style style:name="T107" style:parent-style-name="DefaultParagraphFont" style:family="text">
      <style:text-properties style:font-name-asian="Calibri" style:font-name-complex="Calibri" fo:font-weight="bold" style:font-weight-asian="bold"/>
    </style:style>
    <style:style style:name="T108" style:parent-style-name="DefaultParagraphFont" style:family="text">
      <style:text-properties style:font-name-asian="Calibri" style:font-name-complex="Calibri"/>
    </style:style>
    <style:style style:name="T109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110" style:parent-style-name="DefaultParagraphFont" style:family="text">
      <style:text-properties style:font-name-asian="Calibri" style:font-name-complex="Calibri"/>
    </style:style>
    <style:style style:name="T111" style:parent-style-name="DefaultParagraphFont" style:family="text">
      <style:text-properties style:font-name-asian="Calibri" style:font-name-complex="Calibri"/>
    </style:style>
    <style:style style:name="T112" style:parent-style-name="DefaultParagraphFont" style:family="text">
      <style:text-properties style:font-name-asian="Calibri" style:font-name-complex="Calibri"/>
    </style:style>
    <style:style style:name="T113" style:parent-style-name="DefaultParagraphFont" style:family="text">
      <style:text-properties style:font-name-asian="Calibri" style:font-name-complex="Calibri"/>
    </style:style>
    <style:style style:name="T114" style:parent-style-name="DefaultParagraphFont" style:family="text">
      <style:text-properties style:font-name-asian="Calibri" style:font-name-complex="Calibri"/>
    </style:style>
    <style:style style:name="T115" style:parent-style-name="DefaultParagraphFont" style:family="text">
      <style:text-properties style:font-name-asian="Calibri" style:font-name-complex="Calibri"/>
    </style:style>
    <style:style style:name="T116" style:parent-style-name="DefaultParagraphFont" style:family="text">
      <style:text-properties style:font-name-asian="Calibri" style:font-name-complex="Calibri" fo:font-weight="bold" style:font-weight-asian="bold"/>
    </style:style>
    <style:style style:name="T117" style:parent-style-name="DefaultParagraphFont" style:family="text">
      <style:text-properties style:font-name-asian="Calibri" style:font-name-complex="Calibri"/>
    </style:style>
    <style:style style:name="T118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Bean validation</text:span></text:p>
      <text:p text:style-name="Normal"/>
      <text:p text:style-name="Normal"><text:span text:style-name="T3">JEE approach</text:span></text:p>
      <text:p text:style-name="Normal"><text:span text:style-name="T4">1)<text:s/></text:span><text:a xlink:href="https://www.leveluplunch.com/java/tutorials/017-validate-spring-rest-webservice-request/" office:target-frame-name="_top" xlink:show="replace"><text:span text:style-name="T5">https://www.leveluplunch.com/java/tutorials/017-validate-spring-rest-webservice-request/</text:span></text:a></text:p>
      <text:p text:style-name="Normal"/>
      <text:p text:style-name="Normal"><text:span text:style-name="T6">2)<text:s/></text:span><text:span text:style-name="T7">Spring’s validators</text:span></text:p>
      <text:p text:style-name="Normal"><text:a xlink:href="https://www.baeldung.com/spring-mvc-custom-validator" office:target-frame-name="_top" xlink:show="replace"><text:span text:style-name="T8">https://www.baeldung.com/spring-mvc-custom-validator</text:span></text:a></text:p>
      <text:p text:style-name="Normal"/>
      <text:p text:style-name="Normal"><text:span text:style-name="T9">URI, URL, URN</text:span></text:p>
      <text:p text:style-name="Normal"><text:span text:style-name="T10">Unifo</text:span><text:span text:style-name="T11">rm resorce Identifier / Locator / Name</text:span></text:p>
      <text:p text:style-name="Normal"><text:span text:style-name="T12">URN<text:s/></text:span><text:span text:style-name="T13">– it is URI?? identifies resource in particular namespace, it gives no info how to access it – just a name.</text:span></text:p>
      <text:p text:style-name="Normal"><text:span text:style-name="T14">URL<text:s/></text:span><text:span text:style-name="T15">– it is URI?? specifies how to obtain presentation of resource.</text:span></text:p>
      <text:p text:style-name="Normal"/>
      <text:p text:style-name="Normal"><text:span text:style-name="T16">URI syntax</text:span></text:p>
      <text:p text:style-name="Normal"><draw:frame draw:z-index="251658240" draw:id="id0" draw:style-name="a0" draw:name="Picture 1" text:anchor-type="as-char" svg:x="0in" svg:y="0in" svg:width="6.6875in" svg:height="0.7291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17">schemse: http, file, data, …</text:span></text:p>
      <text:p text:style-name="Normal"><text:span text:style-name="T18">userinfo: typically &lt;username&gt;:&lt;optional password&gt;.<text:s/></text:span><text:span text:style-name="T19">Characters : / ? # [ ] @ are reserved</text:span><text:span text:style-name="T20"><text:s/>and should be encoded using % like ? = %3F</text:span></text:p>
      <text:p text:style-name="Normal"><text:span text:style-name="T21">path: /segment1/segment2/segment3. Segment may be empty</text:span></text:p>
      <text:p text:style-name="Normal"><text:span text:style-name="T22">query: not strictly specified, ussua</text:span><text:span text:style-name="T23">lly key=value &amp; key=value &amp; … Delimiter “&amp;” may be replaced by “;”(</text:span><text:span text:style-name="T24">look at matrix parameters</text:span><text:span text:style-name="T25">)</text:span></text:p>
      <text:p text:style-name="Normal"/>
      <text:p text:style-name="Normal"><text:span text:style-name="T26">SSH</text:span></text:p>
      <text:p text:style-name="Normal"><text:span text:style-name="T27">ssh &lt;options, see below&gt; host</text:span></text:p>
      <text:p text:style-name="Normal"><text:span text:style-name="T28">Options</text:span></text:p>
      <text:p text:style-name="Normal"><text:span text:style-name="T29">-l - (small L), specify user name; example: ... -l username ...</text:span></text:p>
      <text:p text:style-name="Normal"><text:span text:style-name="T30">-i - spec. file with private key; example: ... -i path-</text:span><text:span text:style-name="T31">to-file ...</text:span></text:p>
      <text:p text:style-name="Normal"><text:span text:style-name="T32">-N - do not exec. remote command;<text:s/></text:span><text:span text:style-name="T33">usefull just for port-forwarding</text:span><text:span text:style-name="T34">; example: ... -N ...</text:span></text:p>
      <text:p text:style-name="Normal"><text:span text:style-name="T35">-L - port forwarding; example: ... -L &lt;local port&gt;:localhost:&lt;port of remote host&gt; ...</text:span></text:p>
      <text:p text:style-name="Normal"><text:span text:style-name="T36">-O &lt;command&gt; - some commands for existing connections;</text:span></text:p>
      <text:p text:style-name="Normal"><text:span text:style-name="T37"><text:tab/>forward - req</text:span><text:span text:style-name="T38">uest forwarding without command execution</text:span></text:p>
      <text:p text:style-name="Normal"><text:span text:style-name="T39"><text:tab/>cancel - cancel forwarding; ex.: .. -O cancel -L &lt;parameters, see above&gt;...</text:span></text:p>
      <text:p text:style-name="Normal"><text:span text:style-name="T40"><text:tab/>stop - stop receiving multiplexing requests?</text:span></text:p>
      <text:p text:style-name="P41"><text:tab/>exit - "shut-down" service??</text:p>
      <text:p text:style-name="Normal"><text:span text:style-name="T42">-p – spec. port; Example: … -p 22</text:span></text:p>
      <text:p text:style-name="Normal"/>
      <text:p text:style-name="Normal"><text:span text:style-name="T43">Generate keys</text:span></text:p>
      <text:p text:style-name="Normal"><text:span text:style-name="T44">ssh-keygen -t rsa -b 2048 -C<text:s/></text:span><text:span text:style-name="T45">"your_email@example.com" - will ask password and location for file. Options:</text:span></text:p>
      <text:p text:style-name="Normal"><text:span text:style-name="T46"><text:tab/>-C - comment, will be added at the end of key.</text:span></text:p>
      <text:p text:style-name="Normal"/>
      <text:p text:style-name="Normal"><text:span text:style-name="T47">Multiple keys in ~/.ssh</text:span></text:p>
      <text:p text:style-name="Normal"><text:span text:style-name="T48">By default, ssh agent looks for file "id_rsa".</text:span></text:p>
      <text:p text:style-name="Normal"><text:span text:style-name="T49">You may add somehow other names to search?? Works on Linux?</text:span><text:span text:style-name="T50">?</text:span></text:p>
      <text:p text:style-name="Normal"><text:span text:style-name="T51">or</text:span></text:p>
      <text:p text:style-name="Normal"><text:span text:style-name="T52">create file ~/.ssh/conf with new-line-separated(</text:span><text:span text:style-name="T53">checked only on Win</text:span><text:span text:style-name="T54">):</text:span></text:p>
      <text:p text:style-name="Normal"><text:span text:style-name="T55">Host [git.domain.com]</text:span></text:p>
      <text:p text:style-name="Normal"><text:span text:style-name="T56">User [user]</text:span></text:p>
      <text:soft-page-break/>
      <text:p text:style-name="Normal"><text:span text:style-name="T57">Port [number]</text:span></text:p>
      <text:p text:style-name="Normal"><text:span text:style-name="T58">IdentitiesOnly=yes</text:span></text:p>
      <text:p text:style-name="Normal"><text:span text:style-name="T59">PreferredAuthentications publickey</text:span></text:p>
      <text:p text:style-name="Normal"><text:span text:style-name="T60">PasswordAuthentication no</text:span></text:p>
      <text:p text:style-name="Normal"><text:span text:style-name="T61"># CMD</text:span></text:p>
      <text:p text:style-name="Normal"><text:span text:style-name="T62">IdentityFile<text:s/></text:span><text:span text:style-name="T63">C:\Users\[User]\.ssh\[name_of_PRIVATE_key_file]</text:span></text:p>
      <text:p text:style-name="Normal"><text:span text:style-name="T64"># BASH</text:span></text:p>
      <text:p text:style-name="Normal"><text:span text:style-name="T65">IdentityFile /c/Users/[User]/.ssh/[name_of_PRIVATE_key_file]</text:span></text:p>
      <text:p text:style-name="Normal"/>
      <text:p text:style-name="Normal"><text:span text:style-name="T66">PGP</text:span></text:p>
      <text:p text:style-name="Normal"><text:span text:style-name="T67">Another keys; allow to encript/decript files</text:span></text:p>
      <text:p text:style-name="Normal"><text:span text:style-name="T68">Create keys.<text:s/></text:span><text:span text:style-name="T69">Will ask about settings and mail. Keys are stored in some DB,<text:s/></text:span><text:span text:style-name="T70">public key shou</text:span><text:span text:style-name="T71">ld be exported</text:span><text:span text:style-name="T72">.</text:span></text:p>
      <text:p text:style-name="Normal"><text:span text:style-name="T73">in Win(GnuPG): gpg --gen-key</text:span></text:p>
      <text:p text:style-name="Normal"><text:span text:style-name="T74">in UNIX: gpg --full-generate-key</text:span></text:p>
      <text:p text:style-name="Normal"/>
      <text:p text:style-name="Normal"><text:span text:style-name="T75">Export keys.</text:span></text:p>
      <text:p text:style-name="Normal"><text:span text:style-name="T76">Public:</text:span><text:span text:style-name="T77"><text:s/>gpg --export --armor(to get BASE64 encoded) --output &lt;name of file for pub. key&gt; &lt;e-mail specified during creation&gt;</text:span></text:p>
      <text:p text:style-name="Normal"><text:span text:style-name="T78">Private:</text:span></text:p>
      <text:p text:style-name="Normal"><text:span text:style-name="T79">gpg<text:s/></text:span><text:span text:style-name="T80">--export-secret-key --armor(to get BASE64 encoded) --output &lt;name of file&gt; <text:s/>&lt;e-mail specified during creation&gt;</text:span></text:p>
      <text:p text:style-name="Normal"/>
      <text:p text:style-name="Normal"><text:span text:style-name="T81">Encript file.</text:span></text:p>
      <text:p text:style-name="Normal"><text:span text:style-name="T82">First import public key:</text:span><text:span text:style-name="T83"><text:s/>gpg --import &lt;name of file&gt;</text:span><text:span text:style-name="T84"><text:s/></text:span></text:p>
      <text:p text:style-name="Normal"><text:span text:style-name="T85">gpg --encrypt --sign(certifies and timestamps) --armor(to get BASE64) -r &lt;ma</text:span><text:span text:style-name="T86">il of person&gt; &lt;file to encrypt&gt;</text:span></text:p>
      <text:p text:style-name="Normal"/>
      <text:p text:style-name="Normal"><text:span text:style-name="T87">Decript file.</text:span></text:p>
      <text:p text:style-name="Normal"><text:span text:style-name="T88">gpg --decrypt {input file} &gt; {output file}</text:span></text:p>
      <text:p text:style-name="Normal"/>
      <text:p text:style-name="Normal"><text:span text:style-name="T89">Pack files to archive</text:span></text:p>
      <text:p text:style-name="Normal"><text:span text:style-name="T90">tar</text:span><text:span text:style-name="T91"><text:s/>does not compress it self, optional compresion may be done by gzip or bzip2.</text:span></text:p>
      <text:p text:style-name="Normal"><text:span text:style-name="T92">Pack: tar -</text:span><text:span text:style-name="T93">c</text:span><text:span text:style-name="T94">f &lt;name of output file&gt; &lt;what to compress, accepts</text:span><text:span text:style-name="T95"><text:s/>folder and wildcards&gt;</text:span></text:p>
      <text:p text:style-name="Normal"><text:span text:style-name="T96">Unpack: tar -</text:span><text:span text:style-name="T97">x</text:span><text:span text:style-name="T98">f &lt;name of tar file&gt; [-C &lt;destination for unpacking&gt;]</text:span></text:p>
      <text:p text:style-name="Normal"><text:span text:style-name="T99">View content,<text:s/></text:span><text:span text:style-name="T100">l</text:span><text:span text:style-name="T101"><text:s/>- for detailed information: tar -</text:span><text:span text:style-name="T102">tl</text:span><text:span text:style-name="T103">f &lt;name of tar&gt;</text:span></text:p>
      <text:p text:style-name="Normal"><text:span text:style-name="T104">To compress, add option:<text:s/></text:span><text:span text:style-name="T105">z</text:span><text:span text:style-name="T106"><text:s/>- gzip,<text:s/></text:span><text:span text:style-name="T107">j</text:span><text:span text:style-name="T108"><text:s/>- bzip2</text:span></text:p>
      <text:p text:style-name="Normal"/>
      <text:p text:style-name="Normal"><text:span text:style-name="T109">SFTP</text:span></text:p>
      <text:p text:style-name="Normal"><text:span text:style-name="T110">login: sftp user@host</text:span></text:p>
      <text:p text:style-name="Normal"><text:span text:style-name="T111">copy file from sftp:<text:s/></text:span><text:span text:style-name="T112">get &lt;name of file&gt;</text:span></text:p>
      <text:p text:style-name="Normal"><text:span text:style-name="T113">copy file to sftp: put &lt;name of file&gt;</text:span></text:p>
      <text:p text:style-name="Normal"><text:span text:style-name="T114">lls, lpwd, lcd - local ls, pwd, cd</text:span></text:p>
      <text:p text:style-name="Normal"><text:span text:style-name="T115">logout: bye</text:span></text:p>
      <text:p text:style-name="Normal"/>
      <text:p text:style-name="Normal"><text:span text:style-name="T116">CURL</text:span></text:p>
      <text:p text:style-name="Normal"><text:span text:style-name="T117">http-method: -X POST</text:span></text:p>
      <text:p text:style-name="Normal"><text:span text:style-name="T118">multipart parameter -F "&lt;name of parameter&gt;=@&lt;path to file&gt;[;type=&lt;optional type, application/json&gt;]"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ksym Stasiuk</dc:creator>
    <meta:creation-date>2023-02-24T09:44:00Z</meta:creation-date>
    <dc:date>2023-02-24T09:46:00Z</dc:date>
    <meta:template xlink:href="Normal.dotm" xlink:type="simple"/>
    <meta:editing-cycles>2</meta:editing-cycles>
    <meta:editing-duration>PT120S</meta:editing-duration>
    <meta:document-statistic meta:page-count="2" meta:paragraph-count="7" meta:word-count="545" meta:character-count="3647" meta:row-count="25" meta:non-whitespace-character-count="3109"/>
  </office:meta>
</office:document-meta>
</file>